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0ad60f"/>
    </style:style>
    <style:style style:name="P3" style:family="paragraph" style:parent-style-name="Preformatted_20_Text">
      <style:paragraph-properties fo:margin-top="0in" fo:margin-bottom="0.1965in" loext:contextual-spacing="false" style:border-line-width-bottom="0.0346in 0.0102in 0.0102in" fo:padding-left="0in" fo:padding-right="0in" fo:padding-top="0in" fo:padding-bottom="0.0291in" fo:border-left="none" fo:border-right="none" fo:border-top="none" fo:border-bottom="4pt double #000000" style:join-border="false"/>
    </style:style>
    <style:style style:name="T1" style:family="text">
      <style:text-properties officeooo:rsid="0007a58c"/>
    </style:style>
    <style:style style:name="T2" style:family="text">
      <style:text-properties officeooo:rsid="0008f5b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sudo apt-get install python-software-properties</text:span></text:p>
      <text:p text:style-name="Preformatted_20_Text">curl -sL https://deb.nodesource.com/setup_12.x | sudo -E bash -</text:p>
      <text:p text:style-name="P1">sudo apt-get install nodejs</text:p>
      <text:p text:style-name="P1"><text:span text:style-name="Source_20_Text">****************</text:span><text:span text:style-name="Source_20_Text"><text:span text:style-name="T2">gulp</text:span></text:span><text:span text:style-name="Source_20_Text">*******************************</text:span></text:p>
      <text:p text:style-name="P1"><text:span text:style-name="Source_20_Text">npm install -g gulp-cli</text:span></text:p>
      <text:p text:style-name="P1"><text:span text:style-name="Source_20_Text">mkdir my-project &amp;&amp; cd my-project</text:span></text:p>
      <text:p text:style-name="P1">npm init</text:p>
      <text:p text:style-name="P3"><text:span text:style-name="Source_20_Text">npm install --save-dev gulp</text:span></text:p>
      <text:p text:style-name="P2"><text:span text:style-name="Source_20_Text">npm install grunt-contrib-jshint –save-dev</text:span></text:p>
      <text:p text:style-name="P2"><text:span text:style-name="Source_20_Text">**************</text:span></text:p>
      <text:p text:style-name="P2"><text:span text:style-name="Source_20_Text">npm install --save-dev gulp-concat</text:span></text:p>
      <text:p text:style-name="P2"><text:span text:style-name="Source_20_Text"><text:span text:style-name="T1">​******************</text:span></text:span></text:p>
      <text:p text:style-name="P2"><text:span text:style-name="Source_20_Text"/></text:p>
      <text:p text:style-name="P2"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3T20:47:21.681561632</meta:creation-date>
    <meta:generator>LibreOffice/6.0.7.3$Linux_X86_64 LibreOffice_project/00m0$Build-3</meta:generator>
    <dc:date>2021-12-16T19:41:05.618025353</dc:date>
    <meta:editing-duration>PT23M57S</meta:editing-duration>
    <meta:editing-cycles>4</meta:editing-cycles>
    <meta:document-statistic meta:table-count="0" meta:image-count="0" meta:object-count="0" meta:page-count="1" meta:paragraph-count="12" meta:word-count="44" meta:character-count="388" meta:non-whitespace-character-count="357"/>
  </office:meta>
</office:document-meta>
</file>